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A00000494662018F3584DCEB9.png" manifest:media-type="image/png"/>
  <manifest:file-entry manifest:full-path="Pictures/10000201000003020000018604078A3F85E04E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98cm" svg:height="8.254cm" svg:x="2.5cm" svg:y="0cm">
          <draw:image xlink:href="Pictures/10000201000003020000018604078A3F85E04E63.png" xlink:type="simple" xlink:show="embed" xlink:actuate="onLoad">
            <text:p/>
          </draw:image>
        </draw:frame>
        <draw:frame draw:style-name="gr1" draw:text-style-name="P1" draw:layer="layout" svg:width="17.236cm" svg:height="19.24cm" svg:x="3cm" svg:y="8.7cm">
          <draw:image xlink:href="Pictures/100002010000041A00000494662018F3584DCEB9.png" xlink:type="simple" xlink:show="embed" xlink:actuate="onLoad">
            <text:p/>
          </draw:image>
        </draw:frame>
        <draw:custom-shape draw:style-name="gr2" draw:text-style-name="P2" draw:layer="layout" svg:width="1.1cm" svg:height="0.3cm" svg:x="19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3cm" svg:x="19.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3cm" draw:transform="rotate (0.756774763664741) translate (7.2cm 1.05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3cm" draw:transform="rotate (0.756774763664741) translate (17.494cm 1.15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23:53:48.166563422</meta:creation-date>
    <dc:date>2020-12-08T23:58:20.101025377</dc:date>
    <meta:editing-duration>PT4M32S</meta:editing-duration>
    <meta:editing-cycles>1</meta:editing-cycles>
    <meta:document-statistic meta:object-count="6"/>
    <meta:generator>LibreOffice/6.0.7.3$Linux_X86_64 LibreOffice_project/00m0$Build-3</meta:generator>
  </office:meta>
</office:document-meta>
</file>